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tkinson Hyperlegible Next VF E" svg:font-family="'Atkinson Hyperlegible Next VF 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text-align="start" style:justify-single-word="false" style:vertical-align="baseline" style:writing-mode="lr-tb"/>
      <style:text-properties style:font-name="Atkinson Hyperlegible Next VF E" fo:font-weight="normal" style:font-weight-asian="normal" style:font-weight-complex="normal"/>
    </style:style>
    <style:style style:name="P2" style:family="paragraph" style:parent-style-name="Subtitle">
      <style:paragraph-properties fo:text-align="start" style:justify-single-word="false" style:vertical-align="baseline" style:writing-mode="lr-tb"/>
      <style:text-properties style:font-name="Atkinson Hyperlegible Next VF E" fo:font-style="italic" style:font-style-asian="italic" style:font-style-complex="italic"/>
    </style:style>
    <style:style style:name="P3" style:family="paragraph" style:parent-style-name="Quotations">
      <style:paragraph-properties style:vertical-align="baseline" style:writing-mode="lr-tb"/>
      <style:text-properties style:font-name="Atkinson Hyperlegible Next VF E" fo:font-size="12pt" fo:letter-spacing="0.007cm" style:font-size-asian="12pt" style:font-size-complex="12pt" style:text-scale="95%"/>
    </style:style>
    <style:style style:name="P4" style:family="paragraph" style:parent-style-name="Standard" style:master-page-name="">
      <style:paragraph-properties fo:text-align="justify" style:justify-single-word="false" fo:hyphenation-ladder-count="no-limit" fo:hyphenation-keep="auto" loext:hyphenation-keep-type="column" loext:hyphenation-keep-line="true" style:page-number="auto" style:vertical-align="baseline" style:writing-mode="lr-tb" loext:word-spacing-minimum="99%" loext:word-spacing-maximum="101%"/>
      <style:text-properties style:font-name="Atkinson Hyperlegible Next VF E" fo:font-size="12pt" fo:letter-spacing="0.007cm" officeooo:rsid="001bbee5" officeooo:paragraph-rsid="001eba96" style:font-size-asian="12pt" style:font-size-complex="12pt" style:text-scale="95%" fo:hyphenate="true" fo:hyphenation-remain-char-count="2" fo:hyphenation-push-char-count="2" loext:hyphenation-no-caps="false" loext:hyphenation-no-last-word="false" loext:hyphenation-word-char-count="5" loext:hyphenation-zone="no-limit" loext:hyphenation-compound-remain-char-count="2"/>
    </style:style>
    <style:style style:name="P5" style:family="paragraph" style:parent-style-name="Standard">
      <style:paragraph-properties fo:text-align="justify" style:justify-single-word="false" fo:hyphenation-ladder-count="no-limit" fo:hyphenation-keep="auto" loext:hyphenation-keep-type="column" loext:hyphenation-keep-line="true" style:vertical-align="baseline" style:writing-mode="lr-tb" loext:word-spacing-minimum="99%" loext:word-spacing-maximum="101%"/>
      <style:text-properties style:font-name="Atkinson Hyperlegible Next VF E" fo:font-size="12pt" fo:letter-spacing="0.007cm" officeooo:rsid="001bbee5" officeooo:paragraph-rsid="001eba96" style:font-size-asian="12pt" style:font-size-complex="12pt" style:text-scale="95%" fo:hyphenate="true" fo:hyphenation-remain-char-count="2" fo:hyphenation-push-char-count="2" loext:hyphenation-no-caps="false" loext:hyphenation-no-last-word="false" loext:hyphenation-word-char-count="5" loext:hyphenation-zone="no-limit" loext:hyphenation-compound-remain-char-count="2"/>
    </style:style>
    <style:style style:name="P6" style:family="paragraph" style:parent-style-name="Standard">
      <style:paragraph-properties fo:text-align="justify" style:justify-single-word="false" fo:hyphenation-ladder-count="no-limit" fo:hyphenation-keep="auto" loext:hyphenation-keep-type="column" loext:hyphenation-keep-line="true" style:vertical-align="baseline" style:writing-mode="lr-tb" loext:word-spacing-minimum="99%" loext:word-spacing-maximum="101%"/>
      <style:text-properties style:font-name="Atkinson Hyperlegible Next VF E" fo:font-size="12pt" fo:letter-spacing="0.007cm" officeooo:rsid="001ebb58" officeooo:paragraph-rsid="0047e3d2" style:font-size-asian="12pt" style:font-size-complex="12pt" style:text-scale="95%" fo:hyphenate="true" fo:hyphenation-remain-char-count="2" fo:hyphenation-push-char-count="2" loext:hyphenation-no-caps="false" loext:hyphenation-no-last-word="false" loext:hyphenation-word-char-count="5" loext:hyphenation-zone="no-limit" loext:hyphenation-compound-remain-char-count="2"/>
    </style:style>
    <style:style style:name="T1" style:family="text">
      <style:text-properties officeooo:rsid="0037a888"/>
    </style:style>
    <style:style style:name="T2" style:family="text">
      <style:text-properties officeooo:rsid="001eba96"/>
    </style:style>
    <style:style style:name="T3" style:family="text">
      <style:text-properties officeooo:rsid="002e3317"/>
    </style:style>
    <style:style style:name="T4" style:family="text">
      <style:text-properties officeooo:rsid="001bbee5"/>
    </style:style>
    <style:style style:name="T5" style:family="text">
      <style:text-properties officeooo:rsid="003ac810"/>
    </style:style>
    <style:style style:name="T6" style:family="text">
      <style:text-properties officeooo:rsid="002ef09a"/>
    </style:style>
    <style:style style:name="T7" style:family="text">
      <style:text-properties officeooo:rsid="003bc0e8"/>
    </style:style>
    <style:style style:name="T8" style:family="text">
      <style:text-properties officeooo:rsid="00440581"/>
    </style:style>
    <style:style style:name="T9" style:family="text">
      <style:text-properties fo:font-style="italic" style:font-style-asian="italic" style:font-style-complex="italic"/>
    </style:style>
    <style:style style:name="T10" style:family="text">
      <style:text-properties officeooo:rsid="0044fb56"/>
    </style:style>
    <style:style style:name="T11" style:family="text">
      <style:text-properties officeooo:rsid="001cddbb"/>
    </style:style>
    <style:style style:name="T12" style:family="text">
      <style:text-properties officeooo:rsid="0046a92f"/>
    </style:style>
    <style:style style:name="T13" style:family="text">
      <style:text-properties officeooo:rsid="00332bfe"/>
    </style:style>
    <style:style style:name="T14" style:family="text">
      <style:text-properties officeooo:rsid="001e4e9e"/>
    </style:style>
    <style:style style:name="T15" style:family="text">
      <style:text-properties officeooo:rsid="004796b4"/>
    </style:style>
    <style:style style:name="T16" style:family="text">
      <style:text-properties officeooo:rsid="002280ed"/>
    </style:style>
    <style:style style:name="T17" style:family="text">
      <style:text-properties officeooo:rsid="001ff05e"/>
    </style:style>
    <style:style style:name="T18" style:family="text">
      <style:text-properties fo:font-style="normal" officeooo:rsid="001ff05e" style:font-style-asian="normal" style:font-style-complex="normal"/>
    </style:style>
    <style:style style:name="T19" style:family="text">
      <style:text-properties officeooo:rsid="00497778"/>
    </style:style>
    <style:style style:name="T20" style:family="text">
      <style:text-properties fo:font-style="italic" officeooo:rsid="001ff05e" style:font-style-asian="italic" style:font-style-complex="italic"/>
    </style:style>
    <style:style style:name="T21" style:family="text">
      <style:text-properties fo:font-style="normal" officeooo:rsid="0047e3d2" style:font-style-asian="normal" style:font-style-complex="normal"/>
    </style:style>
    <style:style style:name="T22" style:family="text">
      <style:text-properties fo:font-style="normal" officeooo:rsid="004b4d8f" style:font-style-asian="normal" style:font-style-complex="normal"/>
    </style:style>
    <style:style style:name="T23" style:family="text">
      <style:text-properties fo:font-style="normal" officeooo:rsid="004d3d15" style:font-style-asian="normal" style:font-style-complex="normal"/>
    </style:style>
    <style:style style:name="T24" style:family="text">
      <style:text-properties fo:font-style="normal" officeooo:rsid="0023ea04" style:font-style-asian="normal" style:font-style-complex="normal"/>
    </style:style>
    <style:style style:name="T25" style:family="text">
      <style:text-properties fo:font-style="normal" officeooo:rsid="00247e86" style:font-style-asian="normal" style:font-style-complex="normal"/>
    </style:style>
    <style:style style:name="T26" style:family="text">
      <style:text-properties fo:font-style="normal" officeooo:rsid="0026171b" style:font-style-asian="normal" style:font-style-complex="normal"/>
    </style:style>
    <style:style style:name="T27" style:family="text">
      <style:text-properties fo:font-style="normal" officeooo:rsid="0027df32" style:font-style-asian="normal" style:font-style-complex="normal"/>
    </style:style>
    <style:style style:name="T28" style:family="text">
      <style:text-properties fo:font-style="normal" officeooo:rsid="00298b1b" style:font-style-asian="normal" style:font-style-complex="normal"/>
    </style:style>
    <style:style style:name="T29" style:family="text">
      <style:text-properties fo:font-style="normal" officeooo:rsid="00425685" style:font-style-asian="normal" style:font-style-complex="normal"/>
    </style:style>
    <style:style style:name="T30" style:family="text">
      <style:text-properties fo:font-style="normal" officeooo:rsid="0029c512" style:font-style-asian="normal" style:font-style-complex="normal"/>
    </style:style>
    <style:style style:name="T31" style:family="text">
      <style:text-properties fo:font-style="normal" officeooo:rsid="002ac03d" style:font-style-asian="normal" style:font-style-complex="normal"/>
    </style:style>
    <style:style style:name="T32" style:family="text">
      <style:text-properties fo:font-style="normal" officeooo:rsid="0042f711"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votní hřích a problematika vědění v raně moderní Evropě</text:p>
      <text:p text:style-name="P2">Peter Harrison</text:p>
      <text:p text:style-name="P3"><text:tab/><text:span text:style-name="T1">Ta f</text:span>ilozofie <text:span text:style-name="T1">která</text:span> <text:span text:style-name="T2">nám </text:span><text:span text:style-name="T1">byla </text:span><text:span text:style-name="T2">před</text:span><text:span text:style-name="T3">ána</text:span> od Adama není tím, co nás to učí. <text:span text:style-name="T3">Uči nás tím to,</text:span> co nám bylo předáno od hada. Protože již od Prvotního hříchu je lidská mysl poněkud pohanská. <text:span text:style-name="T4">To, společně s klam</text:span><text:span text:style-name="T5">avostí</text:span><text:span text:style-name="T4"> našich smyslů, je tím, co </text:span><text:span text:style-name="T3">přimělo lidstvo zbožňovat Slunce</text:span><text:span text:style-name="T4"> a doposud je univerzálním důvodem </text:span><text:span text:style-name="T6">pro nep</text:span><text:span text:style-name="T7">okoj </text:span><text:span text:style-name="T4">lidské mysli a zkažení lidského srdce.</text:span></text:p>
      <text:p text:style-name="P3">- Nicolas Malebranche</text:p>
      <text:p text:style-name="P4">Bernard Fontenelle ve své<text:span text:style-name="T8">m</text:span> <text:span text:style-name="T9">Éloge du Pere Malebranche</text:span>, kter<text:span text:style-name="T10">ý</text:span> přednesl před Pařížskou akademií věd 22. Dubna 1716, převyprávěl příběh poněkud kontroverzního přechodu Nicolase Malebrancheho ke Kartesianismu. Když ho jeho přátelé a kolegové kritizovali za jeho nově nalezenou přízeň k Descarteho <text:span text:style-name="T11">ideám</text:span>, Malebranche odpověděl otázkou: „Měl Adam bezchybnou vědu?“ <text:span text:style-name="T11">Kolegové se shodli, že </text:span><text:span text:style-name="T12">ano</text:span><text:span text:style-name="T11">. Malebranche odpověděl, že i on </text:span><text:span text:style-name="T13">chtěl</text:span><text:span text:style-name="T11"> mít bezchybnou vědu, a že jeho </text:span><text:span text:style-name="T2">pátrání po</text:span><text:span text:style-name="T11"> těchto znalost</text:span><text:span text:style-name="T2">ech</text:span><text:span text:style-name="T11"> nemohlo být naplněno následováním historických či ktirických cest, kterými se vydali jeho kolegové, ale tím že adaptuje postupy které nabízí Descartes. </text:span><text:span text:style-name="T14">Pro Malebrancheho byla Kartezianská metoda způsob jak v sedmnáctém století překonat limity </text:span><text:span text:style-name="T2">upadlých </text:span><text:span text:style-name="T14">intelektuálních možností </text:span><text:span text:style-name="T2">potomků </text:span><text:span text:style-name="T14">Adam</text:span><text:span text:style-name="T2">a</text:span><text:span text:style-name="T14">, a tak znovu získat bájné encyklopedické znalosti prvního člověka.</text:span></text:p>
      <text:p text:style-name="P5"/>
      <text:p text:style-name="P6">Ambice <text:span text:style-name="T15">obnovit</text:span> Adamovu vědu byla častou motivací raně moderních filozofických <text:span text:style-name="T16">projektů</text:span>. <text:span text:style-name="T17">Dřive v sedmnáctém století </text:span><text:span text:style-name="T18">Francis Bacon </text:span><text:span text:style-name="T17">ve svém </text:span><text:span text:style-name="T19">díle</text:span><text:span text:style-name="T17"> </text:span><text:span text:style-name="T20">Novum Organum</text:span><text:span text:style-name="T18"> </text:span><text:span text:style-name="T21">psal</text:span><text:span text:style-name="T18">, </text:span><text:span text:style-name="T18">že lidská nadvláda nad přírodou, o kterou přišel Adam při zhřešení, mohla být částečně navrácena zapomocí věd: „Protože </text:span><text:span text:style-name="T22">lidstvo</text:span><text:span text:style-name="T18"> při zhřešení nebyl</text:span><text:span text:style-name="T23">o</text:span><text:span text:style-name="T18"> připraven</text:span><text:span text:style-name="T23">o</text:span><text:span text:style-name="T18"> jen o svojí nevinnos</text:span><text:span text:style-name="T18">t, ale zároveň </text:span><text:span text:style-name="T24">o </text:span><text:span text:style-name="T18">svojí nadvládu nad bož</text:span><text:span text:style-name="T25">í</text:span><text:span text:style-name="T18">m dílem.“ Morální </text:span><text:span text:style-name="T23">z</text:span><text:span text:style-name="T18">tráty lidské rasy mohly být do jisté míry navráceny zapomocí „náboženství a víry“, Adamovy ztracené vědomosti a nadvláda která to umožnila zase zapomocí „umění a věd“. </text:span><text:span text:style-name="T26">Baconova představa této obnovené znalosti přírody během období které (poněkud předčasně) nazíval „posledními dny“, jistě podstatně pomohla legitimizovat cíle a metody nové přírodní filozofie. </text:span><text:span text:style-name="T27">Program Královské společnosti od jejího vzniku roku 1660 vskutku stál </text:span><text:span text:style-name="T27">specificky</text:span><text:span text:style-name="T27"> na Baconovské rétorice obnovy těch lidských znalostí, kterých si jednou dopřával Adam. <text:line-break/></text:span><text:span text:style-name="T28">I když historikové jako kupřikladu Charles Webster poukázali na to, jak mýtus perfektní originální filozofie motivoval snahy ke zlepšení vždelání obecně, téměř žádná pozornost nebyla věnována způsobům, jak raně moderní pohledy na tento úpadek vědění přímo informovali metody těch nových věd, ohraničili oblasti jejich zkoumání a dodaly argumentační střelivo proti tradičnímu vzdělávání. Navíc většina koment</text:span><text:span text:style-name="T29">ujících</text:span><text:span text:style-name="T28"> následující Webstera, se limituje na Francise Bacona a Baconské ambice pozdějšich reformátorů vědění v Anglii sedmnáctého století. </text:span><text:span text:style-name="T30">V této práci navrhnu, že biblická narativa pádu lidstva hrála mnohem větši roli ve vývoji raně moderního vědění, jak v Anglii tak na Evropském kontinentu, než se dříve předpokládalo a že soutěžijící strategie posouvání </text:span><text:span text:style-name="T31">znalostí</text:span><text:span text:style-name="T30"> byly úzce sp</text:span><text:span text:style-name="T32">jaté</text:span><text:span text:style-name="T30"> s různými interpretacemi pádu a jeho dopadu na lidskou mysl. </text:span><text:span text:style-name="T31">Potvrzení tohoto tvrzení by vyžadovalo více rozsáhlé bádání než mi dovoluje rozsah, tato práce navrhne několik předběžných úvah které by takovou tézi podporovali a ukáže, jak biblická narativa pádu lidstva přímo informovala epistemiologické projekty sedmnáctého století a pomohla vzniku několika racionalistických a empiricistických řešení.</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tkinson Hyperlegible Next VF E" svg:font-family="'Atkinson Hyperlegible Next VF 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21:46:15.342859500</meta:creation-date>
    <dc:date>2025-10-07T23:39:49.350744800</dc:date>
    <meta:editing-duration>PT1H41M37S</meta:editing-duration>
    <meta:editing-cycles>53</meta:editing-cycles>
    <meta:generator>LibreOffice/25.8.1.1$Windows_X86_64 LibreOffice_project/54047653041915e595ad4e45cccea684809c77b5</meta:generator>
    <meta:document-statistic meta:table-count="0" meta:image-count="0" meta:object-count="0" meta:page-count="1" meta:paragraph-count="6" meta:word-count="486" meta:character-count="3403" meta:non-whitespace-character-count="2921"/>
  </office:meta>
</office:document-meta>
</file>